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4.31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1.11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0.716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1.21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ff" draw:marker-start-width="0.352cm" draw:marker-end="Symmetric_20_Arrow" draw:marker-end-width="0.3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0.4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2" draw:layer="layout" svg:width="2.5cm" svg:height="4.6cm" svg:x="2.3cm" svg:y="2.2cm">
            <draw:text-box>
              <text:p text:style-name="P1"><text:span text:style-name="T1">Presen-tation </text:span></text:p>
              <text:p text:style-name="P1"><text:span text:style-name="T1">Layer</text:span></text:p>
            </draw:text-box>
          </draw:frame>
          <draw:frame draw:style-name="gr1" draw:text-style-name="P2" draw:layer="layout" svg:width="3cm" svg:height="4.6cm" svg:x="4.917cm" svg:y="2.2cm">
            <draw:text-box>
              <text:p text:style-name="P1"><text:span text:style-name="T1">Application Layer</text:span></text:p>
            </draw:text-box>
          </draw:frame>
          <draw:frame draw:style-name="gr1" draw:text-style-name="P2" draw:layer="layout" svg:width="9cm" svg:height="4.6cm" svg:x="8cm" svg:y="2.2cm">
            <draw:text-box>
              <text:p text:style-name="P1"><text:span text:style-name="T1">Domain Layer</text:span></text:p>
            </draw:text-box>
          </draw:frame>
          <draw:frame draw:style-name="gr1" draw:text-style-name="P2" draw:layer="layout" svg:width="2.1cm" svg:height="4.6cm" svg:x="17.1cm" svg:y="2.2cm">
            <draw:text-box>
              <text:p text:style-name="P1"><text:span text:style-name="T1">Data</text:span></text:p>
              <text:p text:style-name="P1"><text:span text:style-name="T1">Layer</text:span></text:p>
            </draw:text-box>
          </draw:frame>
          <draw:frame draw:style-name="gr2" draw:text-style-name="P2" draw:layer="layout" svg:width="2.3cm" svg:height="1.4cm" svg:x="8.5cm" svg:y="3.2cm">
            <draw:text-box>
              <text:p text:style-name="P1"><text:span text:style-name="T1">Domain Service</text:span></text:p>
            </draw:text-box>
          </draw:frame>
          <draw:frame draw:style-name="gr3" draw:text-style-name="P2" draw:layer="layout" svg:width="1.9cm" svg:height="1cm" svg:x="11.4cm" svg:y="3cm">
            <draw:text-box>
              <text:p text:style-name="P1"><text:span text:style-name="T1">Entity</text:span></text:p>
            </draw:text-box>
          </draw:frame>
          <draw:frame draw:style-name="gr4" draw:text-style-name="P2" draw:layer="layout" svg:width="16.9cm" svg:height="1.5cm" svg:x="2.3cm" svg:y="6.9cm">
            <draw:text-box>
              <text:p text:style-name="P1"><text:span text:style-name="T1">Infrastructure</text:span></text:p>
            </draw:text-box>
          </draw:frame>
          <draw:line draw:style-name="gr5" draw:text-style-name="P1" draw:layer="layout" svg:x1="10.8cm" svg:y1="3.9cm" svg:x2="11.4cm" svg:y2="3.5cm">
            <text:p/>
          </draw:line>
          <draw:line draw:style-name="gr5" draw:text-style-name="P1" draw:layer="layout" svg:x1="10.8cm" svg:y1="3.9cm" svg:x2="11.4cm" svg:y2="4.9cm">
            <text:p/>
          </draw:line>
          <draw:line draw:style-name="gr5" draw:text-style-name="P1" draw:layer="layout" svg:x1="13.3cm" svg:y1="3.5cm" svg:x2="14cm" svg:y2="3.5cm">
            <text:p/>
          </draw:line>
          <draw:frame draw:style-name="gr6" draw:text-style-name="P4" draw:layer="layout" svg:width="2.6cm" svg:height="0.75cm" svg:x="14cm" svg:y="3.05cm">
            <draw:text-box>
              <text:p text:style-name="P3"><text:span text:style-name="T2">Value Object</text:span></text:p>
            </draw:text-box>
          </draw:frame>
          <draw:frame draw:style-name="gr2" draw:text-style-name="P2" draw:layer="layout" svg:width="2.3cm" svg:height="1.4cm" svg:x="8.5cm" svg:y="5.1cm">
            <draw:text-box>
              <text:p text:style-name="P1"><text:span text:style-name="T1">Domain Service</text:span></text:p>
            </draw:text-box>
          </draw:frame>
          <draw:line draw:style-name="gr5" draw:text-style-name="P1" draw:layer="layout" svg:x1="10.8cm" svg:y1="5.9cm" svg:x2="11.4cm" svg:y2="6.2cm">
            <text:p/>
          </draw:line>
          <draw:frame draw:style-name="gr3" draw:text-style-name="P2" draw:layer="layout" svg:width="1.9cm" svg:height="1cm" svg:x="11.4cm" svg:y="4.3cm">
            <draw:text-box>
              <text:p text:style-name="P1"><text:span text:style-name="T1">Entity</text:span></text:p>
            </draw:text-box>
          </draw:frame>
          <draw:frame draw:style-name="gr3" draw:text-style-name="P2" draw:layer="layout" svg:width="1.9cm" svg:height="1cm" svg:x="11.4cm" svg:y="5.6cm">
            <draw:text-box>
              <text:p text:style-name="P1"><text:span text:style-name="T1">Entity</text:span></text:p>
            </draw:text-box>
          </draw:frame>
          <draw:frame draw:style-name="gr6" draw:text-style-name="P4" draw:layer="layout" svg:width="2.6cm" svg:height="0.75cm" svg:x="14cm" svg:y="3.95cm">
            <draw:text-box>
              <text:p text:style-name="P3"><text:span text:style-name="T2">Value Object</text:span></text:p>
            </draw:text-box>
          </draw:frame>
          <draw:frame draw:style-name="gr6" draw:text-style-name="P4" draw:layer="layout" svg:width="2.6cm" svg:height="0.75cm" svg:x="14cm" svg:y="4.85cm">
            <draw:text-box>
              <text:p text:style-name="P3"><text:span text:style-name="T2">Value Object</text:span></text:p>
            </draw:text-box>
          </draw:frame>
          <draw:frame draw:style-name="gr6" draw:text-style-name="P4" draw:layer="layout" svg:width="2.6cm" svg:height="0.75cm" svg:x="14cm" svg:y="5.75cm">
            <draw:text-box>
              <text:p text:style-name="P3"><text:span text:style-name="T2">Value Object</text:span></text:p>
            </draw:text-box>
          </draw:frame>
          <draw:line draw:style-name="gr5" draw:text-style-name="P1" draw:layer="layout" svg:x1="10.8cm" svg:y1="5.9cm" svg:x2="11.4cm" svg:y2="4.9cm">
            <text:p/>
          </draw:line>
          <draw:line draw:style-name="gr5" draw:text-style-name="P1" draw:layer="layout" svg:x1="13.3cm" svg:y1="3.5cm" svg:x2="14cm" svg:y2="4.4cm">
            <text:p/>
          </draw:line>
          <draw:line draw:style-name="gr5" draw:text-style-name="P1" draw:layer="layout" svg:x1="13.3cm" svg:y1="3.5cm" svg:x2="14cm" svg:y2="5.3cm">
            <text:p/>
          </draw:line>
          <draw:line draw:style-name="gr5" draw:text-style-name="P1" draw:layer="layout" svg:x1="13.3cm" svg:y1="4.8cm" svg:x2="14cm" svg:y2="4.4cm">
            <text:p/>
          </draw:line>
          <draw:line draw:style-name="gr5" draw:text-style-name="P1" draw:layer="layout" svg:x1="13.3cm" svg:y1="6.1cm" svg:x2="14cm" svg:y2="6.1cm">
            <text:p/>
          </draw:line>
          <draw:line draw:style-name="gr5" draw:text-style-name="P1" draw:layer="layout" svg:x1="13.3cm" svg:y1="6.1cm" svg:x2="14cm" svg:y2="5.2cm">
            <text:p/>
          </draw:line>
          <draw:line draw:style-name="gr5" draw:text-style-name="P1" draw:layer="layout" svg:x1="13.3cm" svg:y1="4.8cm" svg:x2="14cm" svg:y2="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Symmetric_20_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01:39.068000000</meta:creation-date>
    <dc:date>2016-04-10T16:36:26.655000000</dc:date>
    <meta:editing-duration>PT36M2S</meta:editing-duration>
    <meta:editing-cycles>6</meta:editing-cycles>
    <meta:generator>LibreOffice/5.1.2.2$Windows_x86 LibreOffice_project/d3bf12ecb743fc0d20e0be0c58ca359301eb705f</meta:generator>
    <meta:document-statistic meta:object-count="26"/>
  </office:meta>
</office:document-meta>
</file>